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4.96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5.0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4.449cm" fo:min-width="5.215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5.215cm" draw:shadow="hidden"/>
    </style:style>
    <style:style style:name="gr5" style:family="graphic" style:parent-style-name="objectwithoutfill">
      <style:graphic-properties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4.445cm" svg:x="2.016cm" svg:y="2.651cm">
          <text:p text:style-name="P1">Borettslag</text:p>
          <text:p text:style-name="P1"/>
          <text:p text:style-name="P1"><text:span text:style-name="T1">+id_nr</text:span></text:p>
          <text:p text:style-name="P1">+navn</text:p>
          <text:p text:style-name="P1">+etabler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5.08cm" svg:x="2.016cm" svg:y="9.636cm">
          <text:p text:style-name="P1">Bygninger</text:p>
          <text:p text:style-name="P1"/>
          <text:p text:style-name="P1"><text:span text:style-name="T1">+byggid</text:span></text:p>
          <text:p text:style-name="P1">+ant_etasjer</text:p>
          <text:p text:style-name="P1">+bl_id</text:p>
          <text:p text:style-name="P1">+ant_leil</text:p>
          <text:p text:style-name="P1">+adress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699cm" svg:x="2.143cm" svg:y="17.891cm">
          <text:p text:style-name="P1">Medlem</text:p>
          <text:p text:style-name="P1"/>
          <text:p text:style-name="P1"><text:span text:style-name="T1">+medlemsnr</text:span></text:p>
          <text:p text:style-name="P1">+fornavn</text:p>
          <text:p text:style-name="P1">+etternavn</text:p>
          <text:p text:style-name="P1">+leilighetsn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5.08cm" svg:x="13.446cm" svg:y="17.256cm">
          <text:p text:style-name="P1">Leiligheter</text:p>
          <text:p text:style-name="P1"/>
          <text:p text:style-name="P1"><text:span text:style-name="T1">+leilighetsnr</text:span></text:p>
          <text:p text:style-name="P1">+ant_rom</text:p>
          <text:p text:style-name="P1">+ant_m2</text:p>
          <text:p text:style-name="P1">+etasje</text:p>
          <text:p text:style-name="P1">+byggi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699cm" svg:x="13.065cm" svg:y="7.477cm">
          <text:p text:style-name="P1">Adresser</text:p>
          <text:p text:style-name="P1"/>
          <text:p text:style-name="P1"><text:span text:style-name="T1">+adresse</text:span></text:p>
          <text:p text:style-name="P1">+postn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81cm" svg:y1="7.223cm" svg:x2="4.81cm" svg:y2="9.636cm">
          <text:p/>
        </draw:line>
        <draw:line draw:style-name="gr5" draw:text-style-name="P2" draw:layer="layout" svg:x1="7.477cm" svg:y1="10.525cm" svg:x2="13.065cm" svg:y2="10.525cm">
          <text:p/>
        </draw:line>
        <draw:line draw:style-name="gr5" draw:text-style-name="P2" draw:layer="layout" svg:x1="7.477cm" svg:y1="13.827cm" svg:x2="10.525cm" svg:y2="13.827cm">
          <text:p/>
        </draw:line>
        <draw:line draw:style-name="gr5" draw:text-style-name="P2" draw:layer="layout" svg:x1="10.525cm" svg:y1="13.7cm" svg:x2="10.525cm" svg:y2="18.272cm">
          <text:p/>
        </draw:line>
        <draw:line draw:style-name="gr5" draw:text-style-name="P2" draw:layer="layout" svg:x1="10.398cm" svg:y1="18.272cm" svg:x2="13.446cm" svg:y2="18.272cm">
          <text:p/>
        </draw:line>
        <draw:line draw:style-name="gr5" draw:text-style-name="P2" draw:layer="layout" svg:x1="7.858cm" svg:y1="20.558cm" svg:x2="13.446cm" svg:y2="20.558cm">
          <text:p/>
        </draw:line>
        <draw:frame draw:style-name="gr6" draw:text-style-name="P3" draw:layer="layout" svg:width="1.56cm" svg:height="0.962cm" svg:x="5.064cm" svg:y="7.477cm">
          <draw:text-box>
            <text:p>1..1</text:p>
          </draw:text-box>
        </draw:frame>
        <draw:frame draw:style-name="gr7" draw:text-style-name="P3" draw:layer="layout" svg:width="1.455cm" svg:height="0.962cm" svg:x="5.064cm" svg:y="8.874cm">
          <draw:text-box>
            <text:p>0..*</text:p>
          </draw:text-box>
        </draw:frame>
        <draw:frame draw:style-name="gr6" draw:text-style-name="P3" draw:layer="layout" svg:width="1.56cm" svg:height="0.962cm" svg:x="7.949cm" svg:y="9.636cm">
          <draw:text-box>
            <text:p>1..1</text:p>
          </draw:text-box>
        </draw:frame>
        <draw:frame draw:style-name="gr6" draw:text-style-name="P3" draw:layer="layout" svg:width="1.56cm" svg:height="0.962cm" svg:x="11.541cm" svg:y="9.636cm">
          <draw:text-box>
            <text:p>1..1</text:p>
          </draw:text-box>
        </draw:frame>
        <draw:frame draw:style-name="gr8" draw:text-style-name="P3" draw:layer="layout" svg:width="1.709cm" svg:height="1.673cm" svg:x="8.181cm" svg:y="13.065cm">
          <draw:text-box>
            <text:p>1..1</text:p>
          </draw:text-box>
        </draw:frame>
        <draw:frame draw:style-name="gr7" draw:text-style-name="P3" draw:layer="layout" svg:width="1.455cm" svg:height="0.962cm" svg:x="11.729cm" svg:y="17.293cm">
          <draw:text-box>
            <text:p>1..*</text:p>
          </draw:text-box>
        </draw:frame>
        <draw:frame draw:style-name="gr9" draw:text-style-name="P3" draw:layer="layout" svg:width="1.56cm" svg:height="1.089cm" svg:x="8.112cm" svg:y="19.723cm">
          <draw:text-box>
            <text:p>0..1</text:p>
          </draw:text-box>
        </draw:frame>
        <draw:frame draw:style-name="gr6" draw:text-style-name="P3" draw:layer="layout" svg:width="1.56cm" svg:height="0.962cm" svg:x="11.632cm" svg:y="19.611cm">
          <draw:text-box>
            <text:p>0.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2:01:15.461445318</meta:creation-date>
    <dc:date>2019-01-28T22:56:57.547197606</dc:date>
    <meta:editing-duration>PT36M9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